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3deb3d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47b8b8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993366" draw:textarea-horizontal-align="justify" draw:textarea-vertical-align="middle" draw:auto-grow-height="fals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font-size-asian="15pt" style:font-size-complex="15pt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3" draw:layer="layout" svg:width="5cm" svg:height="4cm" svg:x="1.5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2" draw:layer="layout" svg:width="5cm" svg:height="4cm" svg:x="8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id="id1" draw:layer="layout" svg:width="5cm" svg:height="1cm" svg:x="14.5cm" svg:y="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1" draw:layer="layout" svg:x1="14.5cm" svg:y1="2.5cm" svg:x2="13cm" svg:y2="4cm" draw:start-shape="id1" draw:start-glue-point="3" draw:end-shape="id2" draw:end-glue-point="1" svg:d="m14500 2500h-749v1500h-751">
          <text:p/>
        </draw:connector>
        <draw:connector draw:style-name="gr4" draw:text-style-name="P2" draw:layer="layout" svg:x1="8cm" svg:y1="4cm" svg:x2="6.5cm" svg:y2="4cm" draw:start-shape="id2" draw:start-glue-point="3" draw:end-shape="id3" draw:end-glue-point="1" svg:d="m8000 4000h-1500">
          <text:p/>
        </draw:connector>
        <draw:frame draw:style-name="gr5" draw:layer="layout" svg:width="4cm" svg:height="1cm" svg:x="15cm" svg:y="2cm">
          <draw:text-box>
            <text:p>blob 123fc</text:p>
          </draw:text-box>
        </draw:frame>
        <draw:frame draw:style-name="gr6" draw:text-style-name="P3" draw:layer="layout" svg:width="3.321cm" svg:height="0.962cm" svg:x="8.679cm" svg:y="2.5cm">
          <draw:text-box>
            <text:p text:style-name="P3">tree fca00</text:p>
          </draw:text-box>
        </draw:frame>
        <draw:frame draw:style-name="gr6" draw:text-style-name="P3" draw:layer="layout" svg:width="4.308cm" svg:height="0.962cm" svg:x="2cm" svg:y="2.5cm">
          <draw:text-box>
            <text:p text:style-name="P3">commit 801fa</text:p>
          </draw:text-box>
        </draw:frame>
        <draw:frame draw:style-name="gr6" draw:text-style-name="P4" draw:layer="layout" svg:width="2.568cm" svg:height="1.916cm" svg:x="2.405cm" svg:y="3.5cm">
          <draw:text-box>
            <text:p text:style-name="P4">metadata</text:p>
            <text:p text:style-name="P4">author</text:p>
            <text:p text:style-name="P4">message</text:p>
          </draw:text-box>
        </draw:frame>
        <draw:line draw:style-name="gr7" draw:text-style-name="P5" draw:layer="layout" svg:x1="1.5cm" svg:y1="3.5cm" svg:x2="6.5cm" svg:y2="3.5cm">
          <text:p/>
        </draw:line>
        <draw:line draw:style-name="gr7" draw:text-style-name="P5" draw:layer="layout" svg:x1="8cm" svg:y1="3.5cm" svg:x2="13cm" svg:y2="3.5cm">
          <text:p/>
        </draw:line>
        <draw:frame draw:style-name="gr6" draw:text-style-name="P4" draw:layer="layout" svg:width="2.792cm" svg:height="1.361cm" svg:x="9cm" svg:y="4cm">
          <draw:text-box>
            <text:p text:style-name="P4">blob 123fc</text:p>
            <text:p text:style-name="P4">...</text:p>
          </draw:text-box>
        </draw:frame>
        <draw:custom-shape draw:style-name="gr3" draw:text-style-name="P5" draw:id="id4" draw:layer="layout" svg:width="5cm" svg:height="1cm" svg:x="14.5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5" draw:layer="layout" svg:x1="14.5cm" svg:y1="4cm" svg:x2="13cm" svg:y2="4cm" draw:start-shape="id4" draw:start-glue-point="3" draw:end-shape="id2" draw:end-glue-point="1" svg:d="m14500 4000h-1500">
          <text:p/>
        </draw:connector>
        <draw:frame draw:style-name="gr6" draw:text-style-name="P4" draw:layer="layout" svg:width="0.997cm" svg:height="0.806cm" svg:x="16.5cm" svg:y="3.5cm">
          <draw:text-box>
            <text:p text:style-name="P4">…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ichard Plangger</meta:initial-creator>
    <meta:creation-date>2010-11-13T15:21:19</meta:creation-date>
    <dc:date>2010-11-13T15:27:37</dc:date>
    <dc:creator>Richard Plangger</dc:creator>
    <meta:editing-duration>PT00H06M18S</meta:editing-duration>
    <meta:editing-cycles>1</meta:editing-cycles>
    <meta:document-statistic meta:object-count="15"/>
    <meta:generator>OpenOffice.org/3.2$Linux OpenOffice.org_project/320m19$Build-9505</meta:generator>
  </office:meta>
</office:document-meta>
</file>